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f90d"/>
    </style:style>
    <style:style style:name="P2" style:family="paragraph" style:parent-style-name="Standard" style:list-style-name="L1">
      <style:text-properties fo:font-weight="bold" officeooo:paragraph-rsid="001a2e9a" style:font-weight-asian="bold" style:font-weight-complex="bold"/>
    </style:style>
    <style:style style:name="P3" style:family="paragraph" style:parent-style-name="Standard">
      <style:text-properties fo:font-weight="bold" officeooo:paragraph-rsid="002569f0" style:font-weight-asian="bold" style:font-weight-complex="bold"/>
    </style:style>
    <style:style style:name="P4" style:family="paragraph" style:parent-style-name="Standard">
      <style:text-properties fo:font-weight="bold" officeooo:paragraph-rsid="0025bd59" style:font-weight-asian="bold" style:font-weight-complex="bold"/>
    </style:style>
    <style:style style:name="P5" style:family="paragraph" style:parent-style-name="Standard" style:list-style-name="L2">
      <style:text-properties officeooo:paragraph-rsid="001ac4a6"/>
    </style:style>
    <style:style style:name="P6" style:family="paragraph" style:parent-style-name="Standard" style:list-style-name="L2">
      <style:text-properties officeooo:paragraph-rsid="001c9ef7"/>
    </style:style>
    <style:style style:name="P7" style:family="paragraph" style:parent-style-name="Standard" style:list-style-name="L2">
      <style:text-properties officeooo:paragraph-rsid="001e91f6"/>
    </style:style>
    <style:style style:name="P8" style:family="paragraph" style:parent-style-name="Standard" style:list-style-name="L3">
      <style:text-properties officeooo:paragraph-rsid="001ec189"/>
    </style:style>
    <style:style style:name="P9" style:family="paragraph" style:parent-style-name="Standard" style:list-style-name="L3">
      <style:text-properties officeooo:paragraph-rsid="0020b215"/>
    </style:style>
    <style:style style:name="P10" style:family="paragraph" style:parent-style-name="Standard" style:list-style-name="L4">
      <style:text-properties officeooo:paragraph-rsid="0022f9ff"/>
    </style:style>
    <style:style style:name="P11" style:family="paragraph" style:parent-style-name="Standard" style:list-style-name="L4">
      <style:text-properties officeooo:paragraph-rsid="0023fa31"/>
    </style:style>
    <style:style style:name="P12" style:family="paragraph" style:parent-style-name="Standard" style:list-style-name="L5">
      <style:text-properties officeooo:paragraph-rsid="0023fa31"/>
    </style:style>
    <style:style style:name="P13" style:family="paragraph" style:parent-style-name="Standard">
      <style:text-properties officeooo:paragraph-rsid="0023fa31"/>
    </style:style>
    <style:style style:name="P14" style:family="paragraph" style:parent-style-name="Standard" style:list-style-name="L8">
      <style:text-properties fo:font-weight="normal" officeooo:paragraph-rsid="002569f0" style:font-weight-asian="normal" style:font-weight-complex="normal"/>
    </style:style>
    <style:style style:name="P15" style:family="paragraph" style:parent-style-name="Standard" style:list-style-name="L8">
      <style:text-properties fo:font-style="italic" fo:font-weight="normal" officeooo:paragraph-rsid="002569f0" style:font-style-asian="italic" style:font-weight-asian="normal" style:font-style-complex="italic" style:font-weight-complex="normal"/>
    </style:style>
    <style:style style:name="P16" style:family="paragraph" style:parent-style-name="Standard" style:list-style-name="L8">
      <style:text-properties officeooo:paragraph-rsid="002569f0"/>
    </style:style>
    <style:style style:name="P17" style:family="paragraph" style:parent-style-name="Standard" style:list-style-name="L8">
      <style:text-properties fo:font-style="normal" fo:font-weight="normal" officeooo:paragraph-rsid="002569f0" style:font-style-asian="normal" style:font-weight-asian="normal" style:font-style-complex="normal" style:font-weight-complex="normal"/>
    </style:style>
    <style:style style:name="P18" style:family="paragraph" style:parent-style-name="Standard">
      <style:text-properties fo:font-style="normal" fo:font-weight="normal" officeooo:paragraph-rsid="002569f0" style:font-style-asian="normal" style:font-weight-asian="normal" style:font-style-complex="normal" style:font-weight-complex="normal"/>
    </style:style>
    <style:style style:name="P19" style:family="paragraph" style:parent-style-name="Standard">
      <style:text-properties fo:font-style="normal" fo:font-weight="normal" officeooo:paragraph-rsid="0025bd59" style:font-style-asian="normal" style:font-weight-asian="normal" style:font-style-complex="normal" style:font-weight-complex="normal"/>
    </style:style>
    <style:style style:name="P20" style:family="paragraph" style:parent-style-name="Standard">
      <style:text-properties fo:font-style="normal" fo:font-weight="normal" officeooo:paragraph-rsid="002864ee" style:font-style-asian="normal" style:font-weight-asian="normal" style:font-style-complex="normal" style:font-weight-complex="normal"/>
    </style:style>
    <style:style style:name="P21" style:family="paragraph" style:parent-style-name="Standard" style:list-style-name="L10">
      <style:text-properties fo:font-style="normal" fo:font-weight="normal" officeooo:paragraph-rsid="002864ee" style:font-style-asian="normal" style:font-weight-asian="normal" style:font-style-complex="normal" style:font-weight-complex="normal"/>
    </style:style>
    <style:style style:name="P22" style:family="paragraph" style:parent-style-name="Standard">
      <style:text-properties fo:font-style="normal" fo:font-weight="bold" officeooo:paragraph-rsid="002569f0" style:font-style-asian="normal" style:font-weight-asian="bold" style:font-style-complex="normal" style:font-weight-complex="bold"/>
    </style:style>
    <style:style style:name="P23" style:family="paragraph" style:parent-style-name="Standard">
      <style:text-properties fo:font-style="normal" fo:font-weight="bold" officeooo:paragraph-rsid="0025bd59" style:font-style-asian="normal" style:font-weight-asian="bold" style:font-style-complex="normal" style:font-weight-complex="bold"/>
    </style:style>
    <style:style style:name="P24" style:family="paragraph" style:parent-style-name="Standard">
      <style:text-properties fo:font-style="normal" fo:font-weight="bold" officeooo:paragraph-rsid="0027b863" style:font-style-asian="normal" style:font-weight-asian="bold" style:font-style-complex="normal" style:font-weight-complex="bold"/>
    </style:style>
    <style:style style:name="P25" style:family="paragraph" style:parent-style-name="Standard">
      <style:text-properties fo:font-style="normal" fo:font-weight="bold" officeooo:paragraph-rsid="002864ee" style:font-style-asian="normal" style:font-weight-asian="bold" style:font-style-complex="normal" style:font-weight-complex="bold"/>
    </style:style>
    <style:style style:name="P26" style:family="paragraph" style:parent-style-name="Standard">
      <style:text-properties officeooo:paragraph-rsid="0018f90d"/>
    </style:style>
    <style:style style:name="P27" style:family="paragraph" style:parent-style-name="Text_20_body">
      <style:text-properties officeooo:paragraph-rsid="002569f0"/>
    </style:style>
    <style:style style:name="P28" style:family="paragraph" style:parent-style-name="Heading_20_1">
      <style:text-properties officeooo:paragraph-rsid="002569f0"/>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3230 – Mandatory assignment 2</text:p>
      <text:p text:style-name="P1"/>
      <text:p text:style-name="Subtitle">Vegard Fjogstad</text:p>
      <text:p text:style-name="Subtitle"/>
      <text:h text:style-name="Heading_20_1" text:outline-level="1">Exercise 62:</text:h>
      <text:list xml:id="list7661460088550453212" text:style-name="L1">
        <text:list-item>
          <text:p text:style-name="P2">{f(f(x)) = f(x)}</text:p>
        </text:list-item>
      </text:list>
      <text:list xml:id="list4034025923077739298" text:style-name="L2">
        <text:list-item>
          <text:list>
            <text:list-item>
              <text:p text:style-name="P5">lpo-1: x = x</text:p>
            </text:list-item>
            <text:list-item>
              <text:p text:style-name="P6">lpo-3: f(x) &gt;lpo x</text:p>
            </text:list-item>
            <text:list-item>
              <text:p text:style-name="P7">lpo-3: f(f(x)) &gt;lpo x</text:p>
            </text:list-item>
            <text:list-item>
              <text:p text:style-name="P7">lpo-3: f(f(x)) &gt;lpo f(x)</text:p>
            </text:list-item>
          </text:list>
        </text:list-item>
      </text:list>
      <text:list xml:id="list1696740350" text:continue-list="list7661460088550453212" text:style-name="L1">
        <text:list-item>
          <text:p text:style-name="P2">{f(x) = g(x), <text:s/>g(b) = f(a)}</text:p>
        </text:list-item>
      </text:list>
      <text:list xml:id="list3261520918262863664" text:style-name="L3">
        <text:list-item>
          <text:list>
            <text:list-item>
              <text:p text:style-name="P8">lpo-1: x=x</text:p>
            </text:list-item>
            <text:list-item>
              <text:p text:style-name="P8">lpo-2: b&gt;lpo a</text:p>
            </text:list-item>
            <text:list-item>
              <text:p text:style-name="P9">lpo-2: f&gt;lpo g</text:p>
            </text:list-item>
            <text:list-item>
              <text:p text:style-name="P8">lpo-2: f(x) &gt;lpo g(x)</text:p>
            </text:list-item>
            <text:list-item>
              <text:p text:style-name="P8">lpo-2 g(b) &gt;lpo f(a)</text:p>
            </text:list-item>
            <text:list-item>
              <text:p text:style-name="P8">lpo-3 f(x) &gt;lpo x</text:p>
            </text:list-item>
            <text:list-item>
              <text:p text:style-name="P8">lpo-3 g(x) &gt;lpo x</text:p>
            </text:list-item>
            <text:list-item>
              <text:p text:style-name="P8">lpo-3 g(b) &gt;lpo a</text:p>
            </text:list-item>
          </text:list>
        </text:list-item>
      </text:list>
      <text:list xml:id="list1269007858" text:continue-list="list1696740350" text:style-name="L1">
        <text:list-item>
          <text:p text:style-name="P2">{f(g(x)) = g(f(x))}</text:p>
        </text:list-item>
      </text:list>
      <text:list xml:id="list2210254338987745093" text:style-name="L4">
        <text:list-item>
          <text:list>
            <text:list-item>
              <text:p text:style-name="P10">lpo-1: x=x</text:p>
            </text:list-item>
            <text:list-item>
              <text:p text:style-name="P11">lpo-2: f&gt;lpo g</text:p>
            </text:list-item>
            <text:list-item>
              <text:p text:style-name="P11">lpo-3: f(x) &gt;lpo x</text:p>
            </text:list-item>
            <text:list-item>
              <text:p text:style-name="P11">lpo-3: g(x) &gt;lpo x</text:p>
            </text:list-item>
            <text:list-item>
              <text:p text:style-name="P11">lpo-3: f(g(x)) &gt;lpo x</text:p>
            </text:list-item>
            <text:list-item>
              <text:p text:style-name="P11">lpo-3: g(f(x)) &gt;lpo x</text:p>
            </text:list-item>
            <text:list-item>
              <text:p text:style-name="P11">lpo-3: f(g(x)) &gt;lpo f(x)</text:p>
            </text:list-item>
            <text:list-item>
              <text:p text:style-name="P11">lpo-3: g(f(x)) &gt;lpo g(x)</text:p>
            </text:list-item>
            <text:list-item>
              <text:p text:style-name="P11">lpo-3: f(g(x)) &gt;lpo g(f(x))</text:p>
            </text:list-item>
          </text:list>
        </text:list-item>
      </text:list>
      <text:list xml:id="list1329822130" text:continue-list="list1269007858" text:style-name="L1">
        <text:list-item>
          <text:p text:style-name="P2">{g(f(x)) = f(g(x))}</text:p>
        </text:list-item>
      </text:list>
      <text:list xml:id="list6291057232611235795" text:style-name="L5">
        <text:list-item>
          <text:list>
            <text:list-item>
              <text:p text:style-name="P12">lpo-1: x=x</text:p>
            </text:list-item>
            <text:list-item>
              <text:p text:style-name="P12">lpo-2: g&gt;lpo f</text:p>
            </text:list-item>
            <text:list-item>
              <text:p text:style-name="P12">lpo-3: g(x) &gt;lpo x</text:p>
            </text:list-item>
            <text:list-item>
              <text:p text:style-name="P12">lpo-3: f(x) &gt;lpo x</text:p>
            </text:list-item>
            <text:list-item>
              <text:p text:style-name="P12">lpo-3: g(f(x)) &gt;lpo x</text:p>
            </text:list-item>
            <text:list-item>
              <text:p text:style-name="P12">lpo-3: f(g(x)) &gt;lpo x</text:p>
            </text:list-item>
            <text:list-item>
              <text:p text:style-name="P12">lpo-3: g(f(x)) &gt;lpo g(x)</text:p>
            </text:list-item>
            <text:list-item>
              <text:p text:style-name="P12">lpo-3: f(g(x)) &gt;lpo f(x)</text:p>
            </text:list-item>
            <text:list-item>
              <text:p text:style-name="P12">lpo-3: g(f(x)) &gt;lpo f(g(x))</text:p>
            </text:list-item>
          </text:list>
        </text:list-item>
      </text:list>
      <text:p text:style-name="P13"/>
      <text:h text:style-name="P28" text:outline-level="1"><text:soft-page-break/>Eksamensoppgave 1 i INF2022 fra 2002</text:h>
      <text:p text:style-name="P27"/>
      <text:p text:style-name="P3">1a.</text:p>
      <text:list xml:id="list2624122279991400152" text:style-name="L8">
        <text:list-item>
          <text:p text:style-name="P15">f g a b</text:p>
          <text:list>
            <text:list-item>
              <text:p text:style-name="P14">True. <text:span text:style-name="T2">a</text:span> precedes <text:span text:style-name="T2">b</text:span> and there’s only 1 of each.</text:p>
            </text:list-item>
            <text:list-item>
              <text:p text:style-name="P14">True. Similar amounts of <text:span text:style-name="T2">g</text:span>’s, and <text:span text:style-name="T2">a</text:span> precedes <text:span text:style-name="T2">b</text:span>.</text:p>
            </text:list-item>
            <text:list-item>
              <text:p text:style-name="P16"><text:span text:style-name="T1">True. More </text:span><text:span text:style-name="T3">f</text:span><text:span text:style-name="T5">’s in the first then the last. We ignore the other symbols because of this.</text:span></text:p>
            </text:list-item>
          </text:list>
        </text:list-item>
        <text:list-item>
          <text:p text:style-name="P15">Precedence</text:p>
          <text:list>
            <text:list-item>
              <text:p text:style-name="P17">These terms contain the same elements in different order. This means that there is no precedence to make this true, because order does not matter.</text:p>
            </text:list-item>
            <text:list-item>
              <text:p text:style-name="P17">There is a precedence to make this true. <text:span text:style-name="T2">f s a b c +</text:span></text:p>
            </text:list-item>
          </text:list>
        </text:list-item>
      </text:list>
      <text:p text:style-name="P18"><text:span text:style-name="T2"/></text:p>
      <text:p text:style-name="P22">1b.</text:p>
      <text:p text:style-name="P18">Eks is well founded when the amount of symbols is finite. The definition of a strict partial ordering says that &gt; (don’t have the correct symbol in libreoffice) is well founded over a set S if there is no infinite sequence s1 &gt; s2 &gt; s2 &gt; ... of S-elements s1, s2, s3, ...</text:p>
      <text:p text:style-name="P19">Eks is an extension of the strict partial ordering, and is therefore well founded.</text:p>
      <text:p text:style-name="P1"/>
      <text:p text:style-name="P4">1c.</text:p>
      <text:p text:style-name="P4"><text:span text:style-name="T1">Eks is a simplification ordering. We can prove this by showing that the term is: </text:span><text:span text:style-name="T3">transitive, anti-reflexive, monotonic and subterm-property.</text:span></text:p>
      <text:p text:style-name="P23"><text:span text:style-name="T1">Eks is transitive, because given precedence </text:span><text:span text:style-name="T3">f a b:</text:span><text:span text:style-name="T1"> </text:span><text:span text:style-name="T3">f(a, b) &gt;eks f(b) &gt;eks</text:span><text:span text:style-name="T1"> a holds because </text:span><text:span text:style-name="T3">f(a,b) &gt;eks a</text:span><text:span text:style-name="T1">.</text:span></text:p>
      <text:p text:style-name="P24"><text:span text:style-name="T1">Eks is anti-reflexive, because </text:span><text:span text:style-name="T3">f(a,b) &gt;eks f(a,b)</text:span><text:span text:style-name="T1"> does not hold for the given precedence.</text:span></text:p>
      <text:p text:style-name="P24"><text:span text:style-name="T1">Eks is monotonic which i currently can’t prove.</text:span></text:p>
      <text:p text:style-name="P25"><text:span text:style-name="T1">Eks satisfies the subterm-property because </text:span><text:span text:style-name="T3">f(a, b) &gt;eks a </text:span><text:span text:style-name="T1">holds</text:span><text:span text:style-name="T3"> </text:span><text:span text:style-name="T7">for the given precedence.</text:span></text:p>
      <text:p text:style-name="P25"><text:span text:style-name="T7"/></text:p>
      <text:p text:style-name="P25"><text:span text:style-name="T6">1d.</text:span></text:p>
      <text:list xml:id="list6205565608062553458" text:style-name="L10">
        <text:list-item>
          <text:p text:style-name="P21"><text:span text:style-name="T6">We would have to compare the variables that could occur on both the left and right-hand side of the &gt;eks. This coupled with checking the “normal” symbols occurence on both sides, we can check the precedence and if left hand side has more variables and symbols with highest “value” than the right hand side, it is terminating. If a variable is only on one side, the specification is non-terminating.</text:span></text:p>
        </text:list-item>
        <text:list-item>
          <text:p text:style-name="P21"><text:span text:style-name="T6">Using the precedence </text:span><text:span text:style-name="T4">b</text:span><text:span text:style-name="T6"> </text:span><text:span text:style-name="T4">f g x a </text:span><text:span text:style-name="T6">the specifications are terminating because </text:span><text:span text:style-name="T4">f(x) &gt;eks g(x)</text:span><text:span text:style-name="T6"> holds and </text:span><text:span text:style-name="T4">g(b) &gt;eks f(a) </text:span><text:span text:style-name="T6">holds.</text:span></text:p>
        </text:list-item>
      </text:list>
      <text:p text:style-name="P25"><text:span text:style-name="T6"/></text:p>
      <text:p text:style-name="P25"><text:span text:style-name="T6">1e.</text:span></text:p>
      <text:p text:style-name="P20"><text:span text:style-name="T6"/></text:p>
      <text:p text:style-name="P2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8:31:11.311904776</meta:creation-date>
    <dc:date>2014-02-26T16:19:25</dc:date>
    <meta:editing-duration>PT38M12S</meta:editing-duration>
    <meta:editing-cycles>3</meta:editing-cycles>
    <meta:generator>LibreOffice/4.0.4.2$Linux_X86_64 LibreOffice_project/400m0$Build-2</meta:generator>
    <dc:creator>Vegard Fjogstad</dc:creator>
    <meta:document-statistic meta:table-count="0" meta:image-count="0" meta:object-count="0" meta:page-count="2" meta:paragraph-count="59" meta:word-count="502" meta:character-count="2546" meta:non-whitespace-character-count="2144"/>
  </office:meta>
</office:document-meta>
</file>